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fo:padding="0.71m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deltam</text:p>
          </table:table-cell>
          <table:table-cell office:value-type="string" calcext:value-type="string">
            <text:p>sigma_delta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Deltam</text:p>
          </table:table-cell>
          <table:table-cell office:value-type="string" calcext:value-type="string">
            <text:p>sigma_Delta</text:p>
          </table:table-cell>
        </table:table-row>
        <table:table-row table:style-name="ro1">
          <table:table-cell office:value-type="float" office:value="295.366875" calcext:value-type="float">
            <text:p>295,366875</text:p>
          </table:table-cell>
          <table:table-cell table:formula="of:=AVERAGE([.A2:.A14])" office:value-type="float" office:value="276.063392307693" calcext:value-type="float">
            <text:p>276,063392307693</text:p>
          </table:table-cell>
          <table:table-cell table:formula="of:=STDEV([.A2:.A14])" office:value-type="float" office:value="174.40130417557" calcext:value-type="float">
            <text:p>174,40130417557</text:p>
          </table:table-cell>
          <table:table-cell office:value-type="float" office:value="4650.436275" calcext:value-type="float">
            <text:p>4650,436275</text:p>
          </table:table-cell>
          <table:table-cell table:formula="of:=AVERAGE([.D2:.D20])" office:value-type="float" office:value="4473.79786973684" calcext:value-type="float">
            <text:p>4473,79786973684</text:p>
          </table:table-cell>
          <table:table-cell table:formula="of:=STDEV([.D2:.D20])" office:value-type="float" office:value="154.428525294887" calcext:value-type="float">
            <text:p>154,428525294887</text:p>
          </table:table-cell>
        </table:table-row>
        <table:table-row table:style-name="ro1">
          <table:table-cell office:value-type="float" office:value="292.3828875" calcext:value-type="float">
            <text:p>292,3828875</text:p>
          </table:table-cell>
          <table:table-cell table:number-columns-repeated="2"/>
          <table:table-cell office:value-type="float" office:value="4564.710525" calcext:value-type="float">
            <text:p>4564,710525</text:p>
          </table:table-cell>
          <table:table-cell table:number-columns-repeated="2"/>
        </table:table-row>
        <table:table-row table:style-name="ro1">
          <table:table-cell office:value-type="float" office:value="275.80215" calcext:value-type="float">
            <text:p>275,80215</text:p>
          </table:table-cell>
          <table:table-cell table:number-columns-repeated="2"/>
          <table:table-cell office:value-type="float" office:value="4295.824575" calcext:value-type="float">
            <text:p>4295,824575</text:p>
          </table:table-cell>
          <table:table-cell table:number-columns-repeated="2"/>
        </table:table-row>
        <table:table-row table:style-name="ro1">
          <table:table-cell office:value-type="float" office:value="277.454250000001" calcext:value-type="float">
            <text:p>277,454250000001</text:p>
          </table:table-cell>
          <table:table-cell table:number-columns-repeated="2"/>
          <table:table-cell office:value-type="float" office:value="4418.56200000001" calcext:value-type="float">
            <text:p>4418,56200000001</text:p>
          </table:table-cell>
          <table:table-cell table:number-columns-repeated="2"/>
        </table:table-row>
        <table:table-row table:style-name="ro1">
          <table:table-cell office:value-type="float" office:value="260.5175625" calcext:value-type="float">
            <text:p>260,5175625</text:p>
          </table:table-cell>
          <table:table-cell table:number-columns-repeated="2"/>
          <table:table-cell office:value-type="float" office:value="4291.30102499999" calcext:value-type="float">
            <text:p>4291,30102499999</text:p>
          </table:table-cell>
          <table:table-cell table:number-columns-repeated="2"/>
        </table:table-row>
        <table:table-row table:style-name="ro1">
          <table:table-cell office:value-type="float" office:value="238.467075" calcext:value-type="float">
            <text:p>238,467075</text:p>
          </table:table-cell>
          <table:table-cell office:value-type="string" calcext:value-type="string">
            <text:p>iniziomm</text:p>
          </table:table-cell>
          <table:table-cell/>
          <table:table-cell office:value-type="float" office:value="4626.564375" calcext:value-type="float">
            <text:p>4626,564375</text:p>
          </table:table-cell>
          <table:table-cell table:number-columns-repeated="2"/>
        </table:table-row>
        <table:table-row table:style-name="ro1">
          <table:table-cell office:value-type="float" office:value="9.93419999999924" calcext:value-type="float">
            <text:p>9,93419999999924</text:p>
          </table:table-cell>
          <table:table-cell table:number-columns-repeated="2"/>
          <table:table-cell office:value-type="float" office:value="4432.064625" calcext:value-type="float">
            <text:p>4432,064625</text:p>
          </table:table-cell>
          <table:table-cell table:number-columns-repeated="2"/>
        </table:table-row>
        <table:table-row table:style-name="ro1">
          <table:table-cell office:value-type="float" office:value="2.14040000000114" calcext:value-type="float">
            <text:p>2,14040000000114</text:p>
          </table:table-cell>
          <table:table-cell table:number-columns-repeated="2"/>
          <table:table-cell office:value-type="float" office:value="4309.041375" calcext:value-type="float">
            <text:p>4309,041375</text:p>
          </table:table-cell>
          <table:table-cell table:number-columns-repeated="2"/>
        </table:table-row>
        <table:table-row table:style-name="ro1">
          <table:table-cell office:value-type="float" office:value="83.5065000000031" calcext:value-type="float">
            <text:p>83,5065000000031</text:p>
          </table:table-cell>
          <table:table-cell table:number-columns-repeated="2"/>
          <table:table-cell office:value-type="float" office:value="4283.0685" calcext:value-type="float">
            <text:p>4283,0685</text:p>
          </table:table-cell>
          <table:table-cell table:number-columns-repeated="2"/>
        </table:table-row>
        <table:table-row table:style-name="ro1">
          <table:table-cell office:value-type="float" office:value="368.2544" calcext:value-type="float">
            <text:p>368,2544</text:p>
          </table:table-cell>
          <table:table-cell table:number-columns-repeated="2"/>
          <table:table-cell office:value-type="float" office:value="4114.89712499999" calcext:value-type="float">
            <text:p>4114,89712499999</text:p>
          </table:table-cell>
          <table:table-cell table:number-columns-repeated="2"/>
        </table:table-row>
        <table:table-row table:style-name="ro1">
          <table:table-cell office:value-type="float" office:value="621.6358" calcext:value-type="float">
            <text:p>621,6358</text:p>
          </table:table-cell>
          <table:table-cell table:number-columns-repeated="2"/>
          <table:table-cell office:value-type="float" office:value="4524.715575" calcext:value-type="float">
            <text:p>4524,715575</text:p>
          </table:table-cell>
          <table:table-cell table:number-columns-repeated="2"/>
        </table:table-row>
        <table:table-row table:style-name="ro1">
          <table:table-cell office:value-type="float" office:value="390.426849999999" calcext:value-type="float">
            <text:p>390,426849999999</text:p>
          </table:table-cell>
          <table:table-cell table:number-columns-repeated="2"/>
          <table:table-cell office:value-type="float" office:value="4455.476025" calcext:value-type="float">
            <text:p>4455,476025</text:p>
          </table:table-cell>
          <table:table-cell table:number-columns-repeated="2"/>
        </table:table-row>
        <table:table-row table:style-name="ro1">
          <table:table-cell office:value-type="float" office:value="472.93515" calcext:value-type="float">
            <text:p>472,93515</text:p>
          </table:table-cell>
          <table:table-cell office:value-type="string" calcext:value-type="string">
            <text:p>finemm</text:p>
          </table:table-cell>
          <table:table-cell/>
          <table:table-cell office:value-type="float" office:value="4524.644075" calcext:value-type="float">
            <text:p>4524,64407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35.124075" calcext:value-type="float">
            <text:p>4535,12407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665.079975" calcext:value-type="float">
            <text:p>4665,079975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float" office:value="4607.714475" calcext:value-type="float">
            <text:p>4607,71447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92.126875" calcext:value-type="float">
            <text:p>4592,126875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float" office:value="4474.037925" calcext:value-type="float">
            <text:p>4474,03792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636.770125" calcext:value-type="float">
            <text:p>4636,770125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/>
          <table:table-cell table:number-columns-repeated="2"/>
        </table:table-row>
        <table:table-row table:style-name="ro2">
          <table:table-cell table:number-columns-repeated="3"/>
          <table:table-cell table:style-name="ce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3P0"/>
    </number:currency-style>
    <number:time-style style:name="N114">
      <number:minutes number:style="long"/>
      <number:text>.</number:text>
      <number:seconds number:style="long"/>
    </number:time-style>
    <number:time-style style:name="N115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6">
      <number:minutes number:style="long"/>
      <number:text>.</number:text>
      <number:seconds number:style="long" number:decimal-places="1"/>
    </number:time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:</number:text>
      <number:minutes number:style="long"/>
      <number:text> </number:text>
      <number:am-pm/>
    </number:time-style>
    <number:time-style style:name="N10108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9" number:language="it" number:country="IT">
      <number:hours/>
      <number:text>:</number:text>
      <number:minutes number:style="long"/>
    </number:time-style>
    <number:time-style style:name="N10110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7P0"/>
    </number:number-style>
    <number:time-style style:name="N10118" number:language="it" number:country="IT">
      <number:hours/>
      <number:text>.</number:text>
      <number:minutes number:style="long"/>
      <number:text> </number:text>
      <number:am-pm/>
    </number:time-style>
    <number:time-style style:name="N10119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20" number:language="it" number:country="IT">
      <number:hours/>
      <number:text>.</number:text>
      <number:minutes number:style="long"/>
    </number:time-style>
    <number:time-style style:name="N10121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22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2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23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23P0"/>
    </number:number-style>
    <number:number-style style:name="N1012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24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24P0"/>
    </number:number-style>
    <number:number-style style:name="N10125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25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25P0"/>
    </number:number-style>
    <number:number-style style:name="N1012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26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26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6">00/00/0000</text:date>, <text:time style:data-style-name="N2" text:time-value="22:34:48.307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21:37:57.094000000</meta:creation-date>
    <meta:generator>LibreOffice/6.1.2.1$Windows_X86_64 LibreOffice_project/65905a128db06ba48db947242809d14d3f9a93fe</meta:generator>
    <dc:date>2019-02-16T22:41:23.503000000</dc:date>
    <meta:editing-duration>PT22M10S</meta:editing-duration>
    <meta:editing-cycles>5</meta:editing-cycles>
    <meta:document-statistic meta:table-count="1" meta:cell-count="44" meta:object-count="0"/>
  </office:meta>
</office:document-meta>
</file>